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0c490" officeooo:paragraph-rsid="0020c490"/>
    </style:style>
    <style:style style:name="P2" style:family="paragraph" style:parent-style-name="Standard">
      <style:paragraph-properties fo:text-align="center" style:justify-single-word="false"/>
      <style:text-properties officeooo:rsid="00221fa5" officeooo:paragraph-rsid="00221fa5"/>
    </style:style>
    <style:style style:name="P3" style:family="paragraph" style:parent-style-name="Standard">
      <style:paragraph-properties fo:text-align="start" style:justify-single-word="false"/>
      <style:text-properties officeooo:rsid="00221fa5" officeooo:paragraph-rsid="00221fa5"/>
    </style:style>
    <style:style style:name="P4" style:family="paragraph" style:parent-style-name="Text_20_body">
      <style:text-properties officeooo:rsid="00234112" officeooo:paragraph-rsid="00234112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Text_20_body">
      <style:text-properties officeooo:rsid="00234112" officeooo:paragraph-rsid="00234112"/>
    </style:style>
    <style:style style:name="P7" style:family="paragraph" style:parent-style-name="Text_20_body">
      <style:text-properties officeooo:rsid="002a629e" officeooo:paragraph-rsid="002a629e"/>
    </style:style>
    <style:style style:name="P8" style:family="paragraph" style:parent-style-name="Text_20_body">
      <style:text-properties officeooo:rsid="002c0d72" officeooo:paragraph-rsid="002c0d72"/>
    </style:style>
    <style:style style:name="T1" style:family="text">
      <style:text-properties officeooo:rsid="0020c49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53cb0"/>
    </style:style>
    <style:style style:name="T4" style:family="text">
      <style:text-properties officeooo:rsid="0027f5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1">m</text:span>eine Verbindung – Dokumentation</text:h>
      <text:p text:style-name="P1">übernahme von TCP-Chatverbindungen</text:p>
      <text:p text:style-name="P2"><text:span text:style-name="T2">Florian Werth - <text:s/>Informatik 2a</text:span> </text:p>
      <text:p text:style-name="P2"/>
      <text:p text:style-name="P3"><text:span text:style-name="T2">Meine Verbindung</text:span> beschäftigt sich mit dem einschleusen von gefälschten Paketen in bestehende TCP-Verbindung. </text:p>
      <text:p text:style-name="P3"/>
      <text:h text:style-name="Heading_20_3" text:outline-level="3">MAC-Adressen der Ziele herausfinden</text:h>
      <text:p text:style-name="P4">Als Nutzer soll man nur die IPv4-Adressen der Ziele angeben, <text:span text:style-name="T3">jedoch braucht man</text:span> für <text:span text:style-name="T3">einen</text:span> MITM mit ARP-Poisoning die MAC-Adresse. <text:span text:style-name="T4">Diese wird deshalb mit ARP-Requests beschafft.</text:span></text:p>
      <text:p text:style-name="P7">Mit Libnet wird ein ARP-request Packet angefertigt und verschickt. Danach werden mit Pcap die Antworten empfangen. Aus den ARP-replies wird die MAC-Adresse entnommen.</text:p>
      <text:p text:style-name="P7"/>
      <text:p text:style-name="P8">ARP-Poisoning</text:p>
      <text:p text:style-name="P4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2T16:02:18.309555241</meta:creation-date>
    <meta:generator>LibreOffice/7.2.3.2$Linux_X86_64 LibreOffice_project/20$Build-2</meta:generator>
    <dc:date>2022-02-19T10:35:55.474621891</dc:date>
    <meta:editing-duration>PT23M3S</meta:editing-duration>
    <meta:editing-cycles>10</meta:editing-cycles>
    <meta:document-statistic meta:table-count="0" meta:image-count="0" meta:object-count="0" meta:page-count="1" meta:paragraph-count="8" meta:word-count="78" meta:character-count="596" meta:non-whitespace-character-count="522"/>
  </office:meta>
</office:document-meta>
</file>